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nstruct_5f_T" style:display-name="Construct_T" style:family="table">
      <style:table-properties style:width="6.9271in" fo:margin-left="0in" table:align="left"/>
    </style:style>
    <style:style style:name="Construct_5f_T.A" style:display-name="Construct_T.A" style:family="table-column">
      <style:table-column-properties style:column-width="1.125in"/>
    </style:style>
    <style:style style:name="Construct_5f_T.B" style:display-name="Construct_T.B" style:family="table-column">
      <style:table-column-properties style:column-width="1.9375in"/>
    </style:style>
    <style:style style:name="Construct_5f_T.C" style:display-name="Construct_T.C" style:family="table-column">
      <style:table-column-properties style:column-width="2.1313in"/>
    </style:style>
    <style:style style:name="Construct_5f_T.D" style:display-name="Construct_T.D" style:family="table-column">
      <style:table-column-properties style:column-width="1.7333in"/>
    </style:style>
    <style:style style:name="Construct_5f_T.A1" style:display-name="Construct_T.A1" style:family="table-cell">
      <style:table-cell-properties fo:padding="0.0382in" fo:border-left="0.05pt solid #000000" fo:border-right="none" fo:border-top="0.05pt solid #000000" fo:border-bottom="0.05pt solid #000000"/>
    </style:style>
    <style:style style:name="Construct_5f_T.D1" style:display-name="Construct_T.D1" style:family="table-cell">
      <style:table-cell-properties fo:padding="0.0382in" fo:border="0.05pt solid #000000"/>
    </style:style>
    <style:style style:name="Construct_5f_T.A2" style:display-name="Construct_T.A2" style:family="table-cell">
      <style:table-cell-properties fo:padding="0.0382in" fo:border-left="0.05pt solid #000000" fo:border-right="none" fo:border-top="none" fo:border-bottom="0.05pt solid #000000"/>
    </style:style>
    <style:style style:name="Construct_5f_T.D2" style:display-name="Construct_T.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5f5c3" officeooo:paragraph-rsid="0005f5c3"/>
    </style:style>
    <style:style style:name="P2" style:family="paragraph" style:parent-style-name="Standard">
      <style:paragraph-properties fo:text-align="center" style:justify-single-word="false"/>
      <style:text-properties fo:font-size="18pt" fo:font-weight="bold" officeooo:rsid="0005f5c3" officeooo:paragraph-rsid="0005f5c3" style:font-size-asian="18pt" style:font-weight-asian="bold" style:font-size-complex="18pt" style:font-weight-complex="bold"/>
    </style:style>
    <style:style style:name="P3" style:family="paragraph" style:parent-style-name="Standard">
      <style:paragraph-properties fo:text-align="justify" style:justify-single-word="false"/>
      <style:text-properties officeooo:rsid="00061555" officeooo:paragraph-rsid="00061555"/>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officeooo:rsid="00078227" officeooo:paragraph-rsid="00078227"/>
    </style:style>
    <style:style style:name="P6" style:family="paragraph" style:parent-style-name="Table_20_Contents">
      <style:paragraph-properties fo:text-align="justify" style:justify-single-word="false"/>
      <style:text-properties officeooo:rsid="0009584f" officeooo:paragraph-rsid="0009584f"/>
    </style:style>
    <style:style style:name="T1" style:family="text">
      <style:text-properties officeooo:rsid="00061555"/>
    </style:style>
    <style:style style:name="T2" style:family="text">
      <style:text-properties officeooo:rsid="000958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ài liệu yêu cầu (Requirement Document)</text:p>
      <text:p text:style-name="P1"/>
      <text:p text:style-name="P1">I. <text:span text:style-name="T1">Giới thiệu</text:span></text:p>
      <text:p text:style-name="P3">1. Mục đích tài liệu</text:p>
      <text:p text:style-name="P3">Đây là tài liệu phân tích, đặc tả yêu cầu về phần mềm “Xây dựng hệ thống quản lý cửa hàng bán sách”.</text:p>
      <text:p text:style-name="P3">2. Phạm vi tài liệu</text:p>
      <text:p text:style-name="P3">Là cơ sở giao tiếp của các thành viên, là căn cứ để phân tích yêu cầu, thiết kế, lập trình, kiểm thử, triển khai hệ thống quản lý tại cửa hàng bán sách.</text:p>
      <text:p text:style-name="P3">3. Thuật ngữ và các từ viết tắt</text:p>
      <text:p text:style-name="P3">4. Tài liệu tham khảo</text:p>
      <text:p text:style-name="P3">5. Mô tả tài liệu</text:p>
      <table:table table:name="Construct_T" table:style-name="Construct_5f_T">
        <table:table-column table:style-name="Construct_5f_T.A"/>
        <table:table-column table:style-name="Construct_5f_T.B"/>
        <table:table-column table:style-name="Construct_5f_T.C"/>
        <table:table-column table:style-name="Construct_5f_T.D"/>
        <table:table-row>
          <table:table-cell table:style-name="Construct_5f_T.A1" office:value-type="string">
            <text:p text:style-name="P5">Cấu trúc</text:p>
          </table:table-cell>
          <table:table-cell table:style-name="Construct_5f_T.A1" office:value-type="string">
            <text:p text:style-name="P5">Các phần</text:p>
          </table:table-cell>
          <table:table-cell table:style-name="Construct_5f_T.A1" office:value-type="string">
            <text:p text:style-name="P5">Miêu tả</text:p>
          </table:table-cell>
          <table:table-cell table:style-name="Construct_5f_T.D1" office:value-type="string">
            <text:p text:style-name="P5">Mục đích</text:p>
          </table:table-cell>
        </table:table-row>
        <table:table-row>
          <table:table-cell table:style-name="Construct_5f_T.A2" office:value-type="string">
            <text:p text:style-name="P5">Giới thiệu phần mềm</text:p>
          </table:table-cell>
          <table:table-cell table:style-name="Construct_5f_T.A2" office:value-type="string">
            <text:p text:style-name="P5">1. Mục đích tài liệu</text:p>
            <text:p text:style-name="P5">2. Phạm vi tài liệu</text:p>
            <text:p text:style-name="P5">3. Thuật ngữ và các từ viết tắt</text:p>
            <text:p text:style-name="P5">4. Tài liệu tham khảo</text:p>
            <text:p text:style-name="P5">5. Mô tả tài liệu</text:p>
          </table:table-cell>
          <table:table-cell table:style-name="Construct_5f_T.A2" office:value-type="string">
            <text:p text:style-name="P6">1. Đưa ra mục đích của tài liệu</text:p>
            <text:p text:style-name="P6">2. Nêu cơ sở, ghới hạn của tài liệu</text:p>
            <text:p text:style-name="P6">3. Nêu ra các thuật ngữ</text:p>
            <text:p text:style-name="P6">4. Đưa ra các tài liệu tham khảo trong quá trình viết tài liệu</text:p>
            <text:p text:style-name="P6">5. Tổng hợp về tài liệu</text:p>
          </table:table-cell>
          <table:table-cell table:style-name="Construct_5f_T.D2" office:value-type="string">
            <text:p text:style-name="P5">Khái quát về tài liệu phần mềm và các hoạt động chung cho quá trình đặc tả yêu cầu.</text:p>
          </table:table-cell>
        </table:table-row>
        <table:table-row>
          <table:table-cell table:style-name="Construct_5f_T.A2" office:value-type="string">
            <text:p text:style-name="P5">Tổng quan về phần mềm</text:p>
          </table:table-cell>
          <table:table-cell table:style-name="Construct_5f_T.A2" office:value-type="string">
            <text:p text:style-name="P6">1. Yêu cầu chung của phần mềm</text:p>
            <text:p text:style-name="P6">2. Mục đích của phần mềm</text:p>
            <text:p text:style-name="P6">3. Đối tượng người dùng</text:p>
            <text:p text:style-name="P6">4. Mô hình tổng thể của phần mềm</text:p>
          </table:table-cell>
          <table:table-cell table:style-name="Construct_5f_T.A2" office:value-type="string">
            <text:p text:style-name="P4"/>
          </table:table-cell>
          <table:table-cell table:style-name="Construct_5f_T.D2" office:value-type="string">
            <text:p text:style-name="P4"/>
          </table:table-cell>
        </table:table-row>
        <table:table-row>
          <table:table-cell table:style-name="Construct_5f_T.A2" office:value-type="string">
            <text:p text:style-name="P5">Nghiệp vụ quản lý tại cửa hàng <text:span text:style-name="T2">sách</text:span></text:p>
          </table:table-cell>
          <table:table-cell table:style-name="Construct_5f_T.A2" office:value-type="string">
            <text:p text:style-name="P6">1. Nghiệp vụ nhập sách</text:p>
            <text:p text:style-name="P6">2. Nghiệp vụ bán sách</text:p>
          </table:table-cell>
          <table:table-cell table:style-name="Construct_5f_T.A2" office:value-type="string">
            <text:p text:style-name="P4"/>
          </table:table-cell>
          <table:table-cell table:style-name="Construct_5f_T.D2" office:value-type="string">
            <text:p text:style-name="P4"/>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2:07:52.418459353</meta:creation-date>
    <dc:date>2018-06-10T12:52:58.938462412</dc:date>
    <meta:editing-duration>PT2M16S</meta:editing-duration>
    <meta:editing-cycles>1</meta:editing-cycles>
    <meta:document-statistic meta:table-count="1" meta:image-count="0" meta:object-count="0" meta:page-count="1" meta:paragraph-count="33" meta:word-count="245" meta:character-count="1034" meta:non-whitespace-character-count="822"/>
    <meta:generator>LibreOffice/6.0.3.2$Linux_X86_64 LibreOffice_project/00m0$Build-2</meta:generator>
  </office:meta>
</office:document-meta>
</file>